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41">
      <style:text-properties fo:color="#000000" fo:font-family="Liberation Serif" style:font-family-asian="SimSun" style:font-family-complex="Mangal" fo:font-size="12pt" fo:language="es" fo:country="ES"/>
      <style:paragraph-properties fo:break-before="page"/>
    </style:style>
    <style:style style:family="text" style:name="T33">
      <style:text-properties style:text-underline-type="single" style:text-underline-style="solid" style:text-underline-width="auto" style:text-underline-color="font-color" fo:font-weight="bold"/>
    </style:style>
    <style:style style:family="text" style:name="T34">
      <style:text-properties style:text-underline-type="single" style:text-underline-style="solid" style:text-underline-width="auto" style:text-underline-color="font-color" fo:font-weight="bold"/>
    </style:style>
    <style:style style:parent-style-name="619" style:family="paragraph" style:name="P42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ext" style:name="T35">
      <style:text-properties style:text-underline-type="single" style:text-underline-style="solid" style:text-underline-width="auto" style:text-underline-color="font-color" fo:font-weight="bold"/>
    </style:style>
    <style:style style:family="text" style:name="T36">
      <style:text-properties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25.7cm" fo:margin-left="0cm" table:align="left"/>
    </style:style>
    <style:style style:family="table-column" style:name="co1">
      <style:table-column-properties style:column-width="5.14cm"/>
    </style:style>
    <style:style style:family="table-column" style:name="co2">
      <style:table-column-properties style:column-width="5.14cm"/>
    </style:style>
    <style:style style:family="table-column" style:name="co3">
      <style:table-column-properties style:column-width="5.14cm"/>
    </style:style>
    <style:style style:family="table-column" style:name="co4">
      <style:table-column-properties style:column-width="5.14cm"/>
    </style:style>
    <style:style style:family="table-column" style:name="co5">
      <style:table-column-properties style:column-width="5.14cm"/>
    </style:style>
    <style:style style:family="table-row" style:name="ro1">
      <style:table-row-properties/>
    </style:style>
    <style:style style:family="table-cell" style:name="ce2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43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37">
      <style:text-properties fo:font-weight="bold"/>
    </style:style>
    <style:style style:family="text" style:name="T38">
      <style:text-properties fo:font-weight="bold"/>
    </style:style>
    <style:style style:family="table-row" style:name="ro2">
      <style:table-row-properties/>
    </style:style>
    <style:style style:family="table-cell" style:name="ce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4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39">
      <style:text-properties fo:font-weight="bold"/>
    </style:style>
    <style:style style:family="text" style:name="T40">
      <style:text-properties fo:font-weight="bold"/>
    </style:style>
    <style:style style:family="table-cell" style:name="ce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5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41">
      <style:text-properties fo:font-weight="bold"/>
    </style:style>
    <style:style style:family="text" style:name="T42">
      <style:text-properties fo:font-weight="bold"/>
    </style:style>
    <style:style style:family="table-cell" style:name="ce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6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43">
      <style:text-properties fo:font-weight="bold"/>
    </style:style>
    <style:style style:family="text" style:name="T44">
      <style:text-properties fo:font-weight="bold"/>
    </style:style>
    <style:style style:family="text" style:name="T45">
      <style:text-properties fo:font-size="9pt" fo:font-weight="bold"/>
    </style:style>
    <style:style style:family="text" style:name="T46">
      <style:text-properties fo:font-size="9pt" fo:font-weight="bold"/>
    </style:style>
    <style:style style:family="text" style:name="T47">
      <style:text-properties fo:font-size="9pt" fo:font-weight="bold"/>
    </style:style>
    <style:style style:family="text" style:name="T48">
      <style:text-properties fo:font-weight="bold"/>
    </style:style>
    <style:style style:parent-style-name="631" style:family="paragraph" style:name="P47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49">
      <style:text-properties fo:font-size="9pt" fo:font-weight="bold"/>
    </style:style>
    <style:style style:family="text" style:name="T50">
      <style:text-properties fo:font-size="9pt" fo:font-weight="bold"/>
    </style:style>
    <style:style style:parent-style-name="631" style:family="paragraph" style:name="P48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51">
      <style:text-properties fo:font-size="9pt" fo:font-weight="bold"/>
    </style:style>
    <style:style style:family="text" style:name="T52">
      <style:text-properties fo:font-size="9pt" fo:font-weight="bold"/>
    </style:style>
    <style:style style:family="table-cell" style:name="ce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9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53">
      <style:text-properties fo:font-weight="bold"/>
    </style:style>
    <style:style style:family="text" style:name="T54">
      <style:text-properties fo:font-weight="bold"/>
    </style:style>
    <style:style style:family="table-cell" style:name="ce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50">
      <style:text-properties fo:color="#000000" fo:font-family="Liberation Serif" style:font-family-asian="SimSun" style:font-family-complex="Mangal" fo:font-size="12pt" fo:language="es" fo:country="ES"/>
      <style:paragraph-properties fo:text-align="center"/>
    </style:style>
    <style:style style:family="text" style:name="T55">
      <style:text-properties fo:font-weight="bold"/>
    </style:style>
    <style:style style:family="text" style:name="T56">
      <style:text-properties fo:font-weight="bold"/>
    </style:style>
    <style:style style:family="table-row" style:name="ro3">
      <style:table-row-properties/>
    </style:style>
    <style:style style:family="table-cell" style:name="ce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1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52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53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4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1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5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57">
      <style:text-properties fo:font-size="9pt" fo:font-weight="bold"/>
    </style:style>
    <style:style style:family="text" style:name="T58">
      <style:text-properties fo:font-size="9pt" fo:font-weight="bold"/>
    </style:style>
    <style:style style:family="text" style:name="T59">
      <style:text-properties fo:font-size="9pt" fo:font-weight="bold"/>
    </style:style>
    <style:style style:parent-style-name="631" style:family="paragraph" style:name="P56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60">
      <style:text-properties fo:font-size="9pt" fo:font-weight="bold"/>
    </style:style>
    <style:style style:family="text" style:name="T61">
      <style:text-properties fo:font-size="9pt" fo:font-weight="bold"/>
    </style:style>
    <style:style style:family="text" style:name="T62">
      <style:text-properties fo:font-size="9pt" fo:font-weight="bold"/>
    </style:style>
    <style:style style:family="text" style:name="T63">
      <style:text-properties fo:font-size="9pt" fo:font-weight="bold"/>
    </style:style>
    <style:style style:family="table" style:name="ta2">
      <style:table-properties style:width="2.805cm" fo:margin-left="0.9579cm" table:align="left"/>
    </style:style>
    <style:style style:family="table-column" style:name="co6">
      <style:table-column-properties style:column-width="1.402cm"/>
    </style:style>
    <style:style style:family="table-column" style:name="co7">
      <style:table-column-properties style:column-width="1.402cm"/>
    </style:style>
    <style:style style:family="table-row" style:name="ro4">
      <style:table-row-properties/>
    </style:style>
    <style:style style:family="table-cell" style:name="ce1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7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1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58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row" style:name="ro5">
      <style:table-row-properties/>
    </style:style>
    <style:style style:family="table-cell" style:name="ce1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9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1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60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parent-style-name="631" style:family="paragraph" style:name="P61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64">
      <style:text-properties fo:font-size="9pt" fo:font-weight="bold"/>
    </style:style>
    <style:style style:family="text" style:name="T65">
      <style:text-properties fo:font-size="9pt" fo:font-weight="bold"/>
    </style:style>
    <style:style style:parent-style-name="631" style:family="paragraph" style:name="P62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66">
      <style:text-properties fo:font-size="9pt" fo:font-weight="bold"/>
    </style:style>
    <style:style style:family="text" style:name="T67">
      <style:text-properties fo:font-size="9pt" fo:font-weight="bold"/>
    </style:style>
    <style:style style:family="text" style:name="T68">
      <style:text-properties fo:font-size="9pt" fo:font-weight="bold"/>
    </style:style>
    <style:style style:family="text" style:name="T69">
      <style:text-properties fo:font-size="9pt" fo:font-weight="bold"/>
    </style:style>
    <style:style style:family="text" style:name="T70">
      <style:text-properties fo:font-size="9pt" fo:font-weight="bold"/>
    </style:style>
    <style:style style:family="text" style:name="T71">
      <style:text-properties fo:font-size="9pt" fo:font-weight="bold"/>
    </style:style>
    <style:style style:family="text" style:name="T72">
      <style:text-properties fo:font-size="9pt" fo:font-weight="bold"/>
    </style:style>
    <style:style style:family="text" style:name="T73">
      <style:text-properties fo:font-size="9pt" fo:font-weight="bold"/>
    </style:style>
    <style:style style:family="table-cell" style:name="ce1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63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1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64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row" style:name="ro6">
      <style:table-row-properties/>
    </style:style>
    <style:style style:family="table-cell" style:name="ce1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65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66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67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1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68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2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69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74">
      <style:text-properties fo:font-size="9pt" fo:font-weight="bold"/>
    </style:style>
    <style:style style:family="text" style:name="T75">
      <style:text-properties fo:font-size="9pt" fo:font-weight="bold"/>
    </style:style>
    <style:style style:family="text" style:name="T76">
      <style:text-properties fo:font-size="9pt" fo:font-weight="bold"/>
    </style:style>
    <style:style style:parent-style-name="631" style:family="paragraph" style:name="P70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77">
      <style:text-properties fo:font-size="9pt" fo:font-weight="bold"/>
    </style:style>
    <style:style style:family="text" style:name="T78">
      <style:text-properties fo:font-size="9pt" fo:font-weight="bold"/>
    </style:style>
    <style:style style:family="text" style:name="T79">
      <style:text-properties fo:font-size="9pt" fo:font-weight="bold"/>
    </style:style>
    <style:style style:family="text" style:name="T80">
      <style:text-properties fo:font-size="9pt" fo:font-weight="bold"/>
    </style:style>
    <style:style style:family="table" style:name="ta3">
      <style:table-properties style:width="2.805cm" fo:margin-left="0.9579cm" table:align="left"/>
    </style:style>
    <style:style style:family="table-column" style:name="co8">
      <style:table-column-properties style:column-width="1.402cm"/>
    </style:style>
    <style:style style:family="table-column" style:name="co9">
      <style:table-column-properties style:column-width="1.402cm"/>
    </style:style>
    <style:style style:family="table-row" style:name="ro7">
      <style:table-row-properties/>
    </style:style>
    <style:style style:family="table-cell" style:name="ce2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1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2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72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row" style:name="ro8">
      <style:table-row-properties/>
    </style:style>
    <style:style style:family="table-cell" style:name="ce2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3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2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74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parent-style-name="631" style:family="paragraph" style:name="P75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81">
      <style:text-properties fo:font-size="9pt" fo:font-weight="bold"/>
    </style:style>
    <style:style style:family="text" style:name="T82">
      <style:text-properties fo:font-size="9pt" fo:font-weight="bold"/>
    </style:style>
    <style:style style:parent-style-name="631" style:family="paragraph" style:name="P76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83">
      <style:text-properties fo:font-size="9pt" fo:font-weight="bold"/>
    </style:style>
    <style:style style:family="text" style:name="T84">
      <style:text-properties fo:font-size="9pt" fo:font-weight="bold"/>
    </style:style>
    <style:style style:family="text" style:name="T85">
      <style:text-properties fo:font-size="9pt" fo:font-weight="bold"/>
    </style:style>
    <style:style style:family="text" style:name="T86">
      <style:text-properties fo:font-size="9pt" fo:font-weight="bold"/>
    </style:style>
    <style:style style:family="text" style:name="T87">
      <style:text-properties fo:font-size="9pt" fo:font-weight="bold"/>
    </style:style>
    <style:style style:family="table-cell" style:name="ce2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7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2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78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row" style:name="ro9">
      <style:table-row-properties/>
    </style:style>
    <style:style style:family="table-cell" style:name="ce2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9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80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31" style:family="paragraph" style:name="P81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2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82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3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83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88">
      <style:text-properties fo:font-size="9pt" fo:font-weight="bold"/>
    </style:style>
    <style:style style:family="text" style:name="T89">
      <style:text-properties fo:font-size="9pt" fo:font-weight="bold"/>
    </style:style>
    <style:style style:family="text" style:name="T90">
      <style:text-properties fo:font-size="9pt" fo:font-weight="bold"/>
    </style:style>
    <style:style style:parent-style-name="631" style:family="paragraph" style:name="P84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91">
      <style:text-properties fo:font-size="9pt" fo:font-weight="bold"/>
    </style:style>
    <style:style style:family="text" style:name="T92">
      <style:text-properties fo:font-size="9pt" fo:font-weight="bold"/>
    </style:style>
    <style:style style:family="text" style:name="T93">
      <style:text-properties fo:font-size="9pt" fo:font-weight="bold"/>
    </style:style>
    <style:style style:family="text" style:name="T94">
      <style:text-properties fo:font-size="9pt" fo:font-weight="bold"/>
    </style:style>
    <style:style style:family="table" style:name="ta4">
      <style:table-properties style:width="2.805cm" fo:margin-left="0.9579cm" table:align="left"/>
    </style:style>
    <style:style style:family="table-column" style:name="co10">
      <style:table-column-properties style:column-width="1.402cm"/>
    </style:style>
    <style:style style:family="table-column" style:name="co11">
      <style:table-column-properties style:column-width="1.402cm"/>
    </style:style>
    <style:style style:family="table-row" style:name="ro10">
      <style:table-row-properties/>
    </style:style>
    <style:style style:family="table-cell" style:name="ce3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85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3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86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row" style:name="ro11">
      <style:table-row-properties/>
    </style:style>
    <style:style style:family="table-cell" style:name="ce3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87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able-cell" style:name="ce3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88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parent-style-name="631" style:family="paragraph" style:name="P89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95">
      <style:text-properties fo:font-size="9pt" fo:font-weight="bold"/>
    </style:style>
    <style:style style:family="text" style:name="T96">
      <style:text-properties fo:font-size="9pt" fo:font-weight="bold"/>
    </style:style>
    <style:style style:parent-style-name="631" style:family="paragraph" style:name="P90">
      <style:text-properties fo:color="#000000" fo:font-family="Liberation Serif" style:font-family-asian="SimSun" style:font-family-complex="Mangal" fo:font-size="12pt" fo:language="es" fo:country="ES"/>
      <style:paragraph-properties fo:text-align="left"/>
    </style:style>
    <style:style style:family="text" style:name="T97">
      <style:text-properties fo:font-size="9pt" fo:font-weight="bold"/>
    </style:style>
    <style:style style:family="text" style:name="T98">
      <style:text-properties fo:font-size="9pt" fo:font-weight="bold"/>
    </style:style>
    <style:style style:family="text" style:name="T99">
      <style:text-properties fo:font-size="9pt" fo:font-weight="bold"/>
    </style:style>
    <style:style style:family="text" style:name="T100">
      <style:text-properties fo:font-size="9pt" fo:font-weight="bold"/>
    </style:style>
    <style:style style:family="text" style:name="T101">
      <style:text-properties fo:font-size="9pt" fo:font-weight="bold"/>
    </style:style>
    <style:style style:family="table-cell" style:name="ce3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91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able-cell" style:name="ce3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92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19" style:family="paragraph" style:name="P93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family="text" style:name="T102">
      <style:text-properties style:text-underline-type="single" style:text-underline-style="solid" style:text-underline-width="auto" style:text-underline-color="font-color" fo:font-weight="bold"/>
    </style:style>
    <style:style style:family="text" style:name="T103">
      <style:text-properties style:text-underline-type="single" style:text-underline-style="solid" style:text-underline-width="auto" style:text-underline-color="font-color" fo:font-weight="bold"/>
    </style:style>
  </office:automatic-styles>
  <office:body>
    <office:text text:use-soft-page-breaks="true">
      <text:p text:style-name="P41"><text:span text:style-name="T33">Identificación de los interesados del proyecto</text:span><text:span text:style-name="T34"/></text:p>
      <text:p text:style-name="P42"><text:span text:style-name="T35"/><text:span text:style-name="T36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 table:number-columns-spanned="5">
            <text:p text:style-name="P43"><text:span text:style-name="T37">Matriz para la identificación de los interesados</text:span><text:span text:style-name="T38"/></text:p>
          </table:table-cell>
          <table:covered-table-cell/>
          <table:covered-table-cell/>
          <table:covered-table-cell/>
          <table:covered-table-cell/>
        </table:table-row>
        <table:table-row table:style-name="ro2" table:default-cell-style-name="ce1">
          <table:table-cell table:style-name="ce3">
            <text:p text:style-name="P44"><text:span text:style-name="T39">Nombre e información de contacto</text:span><text:span text:style-name="T40"/></text:p>
          </table:table-cell>
          <table:table-cell table:style-name="ce4">
            <text:p text:style-name="P45"><text:span text:style-name="T41">Objetivos con respecto al proyecto</text:span><text:span text:style-name="T42"/></text:p>
          </table:table-cell>
          <table:table-cell table:style-name="ce5">
            <text:p text:style-name="P46"><text:span text:style-name="T43">Influencia</text:span><text:span text:style-name="T44"><text:line-break/></text:span><text:span text:style-name="T45">(</text:span><text:span text:style-name="T46">Interés y poder en el proyecto</text:span><text:span text:style-name="T47">)</text:span><text:span text:style-name="T48"/></text:p>
            <text:p text:style-name="P47"><text:span text:style-name="T49"><text:s text:c="14"/></text:span><text:span text:style-name="T50"/></text:p>
            <text:p text:style-name="P48"><text:span text:style-name="T51"/><text:span text:style-name="T52"/></text:p>
          </table:table-cell>
          <table:table-cell table:style-name="ce6">
            <text:p text:style-name="P49"><text:span text:style-name="T53">Cómo y cuándo nos comunicaremos con él</text:span><text:span text:style-name="T54"/></text:p>
          </table:table-cell>
          <table:table-cell table:style-name="ce7">
            <text:p text:style-name="P50"><text:span text:style-name="T55">Cómo solucionaremoa¡s los problemas que surjan con él</text:span><text:span text:style-name="T56"/></text:p>
          </table:table-cell>
        </table:table-row>
        <table:table-row table:style-name="ro3" table:default-cell-style-name="ce1">
          <table:table-cell table:style-name="ce8">
            <text:p text:style-name="P51"><text:span/><text:span/></text:p>
            <text:p text:style-name="P52"><text:span/><text:span/></text:p>
            <text:p text:style-name="P53"><text:span>Cliente</text:span><text:span/></text:p>
          </table:table-cell>
          <table:table-cell table:style-name="ce9">
            <text:p text:style-name="P54"><text:span/><text:span/></text:p>
          </table:table-cell>
          <table:table-cell table:style-name="ce10">
            <text:p text:style-name="P55"><text:span text:style-name="T57">Al</text:span><text:span text:style-name="T58">to</text:span><text:span text:style-name="T59"/></text:p>
            <text:p text:style-name="P56"><text:span text:style-name="T60">(</text:span><text:span text:style-name="T61">Poder</text:span><text:span text:style-name="T62">)</text:span><text:span text:style-name="T63"/></text:p>
            <table:table table:style-name="ta2">
              <table:table-columns>
                <table:table-column table:style-name="co6"/>
                <table:table-column table:style-name="co7"/>
              </table:table-columns>
              <table:table-row table:style-name="ro4">
                <table:table-cell table:style-name="ce12">
                  <text:p text:style-name="P57"><text:span/><text:span/></text:p>
                </table:table-cell>
                <table:table-cell table:style-name="ce13">
                  <text:p text:style-name="P58"><text:span/><text:span/></text:p>
                </table:table-cell>
              </table:table-row>
              <table:table-row table:style-name="ro5">
                <table:table-cell table:style-name="ce14">
                  <text:p text:style-name="P59"><text:span/><text:span/></text:p>
                </table:table-cell>
                <table:table-cell table:style-name="ce15">
                  <text:p text:style-name="P60"><text:span/><text:span/></text:p>
                </table:table-cell>
              </table:table-row>
            </table:table>
            <text:p text:style-name="P61"><text:span text:style-name="T64"/><text:span text:style-name="T65"/></text:p>
            <text:p text:style-name="P62"><text:span text:style-name="T66">Ba</text:span><text:span text:style-name="T67">jo</text:span><text:span text:style-name="T68"><text:s text:c="14"/>(I</text:span><text:span text:style-name="T69">nterés</text:span><text:span text:style-name="T70">)<text:s text:c="12"/>Alt</text:span><text:span text:style-name="T71">o</text:span><text:span text:style-name="T72"><text:s/></text:span><text:span text:style-name="T73"/></text:p>
          </table:table-cell>
          <table:table-cell table:style-name="ce16">
            <text:p text:style-name="P63"><text:span/><text:span/></text:p>
          </table:table-cell>
          <table:table-cell table:style-name="ce17">
            <text:p text:style-name="P64"><text:span/><text:span/></text:p>
          </table:table-cell>
        </table:table-row>
        <table:table-row table:style-name="ro6" table:default-cell-style-name="ce11">
          <table:table-cell table:style-name="ce18">
            <text:p text:style-name="P65"><text:span/><text:span/></text:p>
            <text:p text:style-name="P66"><text:span/><text:span/></text:p>
            <text:p text:style-name="P67"><text:span>Usuarios</text:span><text:span/></text:p>
          </table:table-cell>
          <table:table-cell table:style-name="ce19">
            <text:p text:style-name="P68"><text:span/><text:span/></text:p>
          </table:table-cell>
          <table:table-cell table:style-name="ce20">
            <text:p text:style-name="P69"><text:span text:style-name="T74">Alt</text:span><text:span text:style-name="T75">o</text:span><text:span text:style-name="T76"/></text:p>
            <text:p text:style-name="P70"><text:span text:style-name="T77">(</text:span><text:span text:style-name="T78">P</text:span><text:span text:style-name="T79">)</text:span><text:span text:style-name="T80"/></text:p>
            <table:table table:style-name="ta3">
              <table:table-columns>
                <table:table-column table:style-name="co8"/>
                <table:table-column table:style-name="co9"/>
              </table:table-columns>
              <table:table-row table:style-name="ro7">
                <table:table-cell table:style-name="ce22">
                  <text:p text:style-name="P71"><text:span/><text:span/></text:p>
                </table:table-cell>
                <table:table-cell table:style-name="ce23">
                  <text:p text:style-name="P72"><text:span/><text:span/></text:p>
                </table:table-cell>
              </table:table-row>
              <table:table-row table:style-name="ro8">
                <table:table-cell table:style-name="ce24">
                  <text:p text:style-name="P73"><text:span/><text:span/></text:p>
                </table:table-cell>
                <table:table-cell table:style-name="ce25">
                  <text:p text:style-name="P74"><text:span/><text:span/></text:p>
                </table:table-cell>
              </table:table-row>
            </table:table>
            <text:p text:style-name="P75"><text:span text:style-name="T81"/><text:span text:style-name="T82"/></text:p>
            <text:p text:style-name="P76"><text:span text:style-name="T83">Ba</text:span><text:span text:style-name="T84">jo</text:span><text:span text:style-name="T85"><text:s text:c="14"/>(I)<text:s text:c="17"/>Alt</text:span><text:span text:style-name="T86">o</text:span><text:span text:style-name="T87"/></text:p>
          </table:table-cell>
          <table:table-cell table:style-name="ce26">
            <text:p text:style-name="P77"><text:span/><text:span/></text:p>
          </table:table-cell>
          <table:table-cell table:style-name="ce27">
            <text:p text:style-name="P78"><text:span/><text:span/></text:p>
          </table:table-cell>
        </table:table-row>
        <table:table-row table:style-name="ro9" table:default-cell-style-name="ce21">
          <table:table-cell table:style-name="ce28">
            <text:p text:style-name="P79"><text:span/><text:span/></text:p>
            <text:p text:style-name="P80"><text:span/><text:span/></text:p>
            <text:p text:style-name="P81"><text:span>Trabajadores</text:span><text:span/></text:p>
          </table:table-cell>
          <table:table-cell table:style-name="ce29">
            <text:p text:style-name="P82"><text:span/><text:span/></text:p>
          </table:table-cell>
          <table:table-cell table:style-name="ce30">
            <text:p text:style-name="P83"><text:span text:style-name="T88">Alt</text:span><text:span text:style-name="T89">o</text:span><text:span text:style-name="T90"/></text:p>
            <text:p text:style-name="P84"><text:span text:style-name="T91">(</text:span><text:span text:style-name="T92">P</text:span><text:span text:style-name="T93">)</text:span><text:span text:style-name="T94"/></text:p>
            <table:table table:style-name="ta4">
              <table:table-columns>
                <table:table-column table:style-name="co10"/>
                <table:table-column table:style-name="co11"/>
              </table:table-columns>
              <table:table-row table:style-name="ro10">
                <table:table-cell table:style-name="ce32">
                  <text:p text:style-name="P85"><text:span/><text:span/></text:p>
                </table:table-cell>
                <table:table-cell table:style-name="ce33">
                  <text:p text:style-name="P86"><text:span/><text:span/></text:p>
                </table:table-cell>
              </table:table-row>
              <table:table-row table:style-name="ro11">
                <table:table-cell table:style-name="ce34">
                  <text:p text:style-name="P87"><text:span/><text:span/></text:p>
                </table:table-cell>
                <table:table-cell table:style-name="ce35">
                  <text:p text:style-name="P88"><text:span/><text:span/></text:p>
                </table:table-cell>
              </table:table-row>
            </table:table>
            <text:p text:style-name="P89"><text:span text:style-name="T95"/><text:span text:style-name="T96"/></text:p>
            <text:p text:style-name="P90"><text:span text:style-name="T97">Ba</text:span><text:span text:style-name="T98">jo</text:span><text:span text:style-name="T99"><text:s text:c="13"/>(I)<text:s text:c="17"/>Al</text:span><text:span text:style-name="T100">to</text:span><text:span text:style-name="T101"/></text:p>
          </table:table-cell>
          <table:table-cell table:style-name="ce36">
            <text:p text:style-name="P91"><text:span/><text:span/></text:p>
          </table:table-cell>
          <table:table-cell table:style-name="ce37">
            <text:p text:style-name="P92"><text:span/><text:span/></text:p>
          </table:table-cell>
        </table:table-row>
      </table:table>
      <text:p text:style-name="P93"><text:span text:style-name="T102"/><text:span text:style-name="T10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Liberation Serif" style:font-family-asian="SimSun" style:font-family-complex="Mangal" fo:font-size="12pt" fo:language="es" fo:country="ES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Arial" style:font-family-asian="Andale Sans UI" style:font-family-complex="Tahoma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margin-top="0pt" fo:margin-bottom="6pt"/>
    </style:style>
    <style:style style:parent-style-name="621" style:display-name="List" style:family="paragraph" style:name="622">
      <style:text-properties style:font-family-complex="Tahoma"/>
      <style:paragraph-properties/>
    </style:style>
    <style:style style:parent-style-name="619" style:display-name="Caption" style:family="paragraph" style:name="623">
      <style:text-properties style:font-family-complex="Tahoma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Tahoma"/>
      <style:paragraph-properties/>
    </style:style>
    <style:style style:parent-style-name="619" style:display-name="Quotations" style:family="paragraph" style:name="625">
      <style:paragraph-properties fo:margin-left="1cm" fo:margin-right="1cm" fo:text-indent="0cm" fo:margin-top="0pt" fo:margin-bottom="14.15pt"/>
    </style:style>
    <style:style style:parent-style-name="620" style:display-name="Title" style:family="paragraph" style:name="626">
      <style:text-properties fo:font-size="28pt" fo:font-weight="bold"/>
      <style:paragraph-properties fo:text-align="center"/>
    </style:style>
    <style:style style:parent-style-name="620" style:display-name="Subtitle" style:family="paragraph" style:name="627">
      <style:text-properties fo:font-size="18pt"/>
      <style:paragraph-properties fo:text-align="center" fo:margin-top="3pt" fo:margin-bottom="6pt"/>
    </style:style>
    <style:style style:parent-style-name="620" style:display-name="Heading 1" style:family="paragraph" style:name="628">
      <style:text-properties fo:font-size="18pt" fo:font-weight="bold"/>
      <style:paragraph-properties fo:margin-top="12pt" fo:margin-bottom="6pt"/>
    </style:style>
    <style:style style:parent-style-name="620" style:display-name="Heading 2" style:family="paragraph" style:name="629">
      <style:text-properties fo:font-size="16pt" fo:font-weight="bold"/>
      <style:paragraph-properties fo:margin-top="10pt" fo:margin-bottom="6pt"/>
    </style:style>
    <style:style style:parent-style-name="620" style:display-name="Heading 3" style:family="paragraph" style:name="630">
      <style:text-properties fo:font-size="14pt" fo:font-weight="bold"/>
      <style:paragraph-properties fo:margin-top="7pt" fo:margin-bottom="6pt"/>
    </style:style>
    <style:style style:parent-style-name="619" style:display-name="Table Contents" style:family="paragraph" style:name="631">
      <style:text-properties/>
      <style:paragraph-properties/>
    </style:style>
    <style:style style:class="default" style:display-name="Default Paragraph Font" style:family="text" style:name="1058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9.7cm" fo:page-height="21cm" style:print-orientation="portrait" fo:margin-top="2cm" fo:margin-bottom="2cm" fo:margin-left="2cm" fo:margin-right="2cm"/>
    </style:page-layout>
    <style:page-layout style:name="Mpm2">
      <style:page-layout-properties fo:page-width="29.7cm" fo:page-height="21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09-04-16T09:32:02Z</meta:creation-date>
  </office:meta>
</office:document-meta>
</file>